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officeooo:rsid="001324d6"/>
    </style:style>
    <style:style style:name="P2" style:family="paragraph" style:parent-style-name="Standard">
      <style:paragraph-properties fo:text-align="start" style:justify-single-word="false"/>
      <style:text-properties fo:language="fr" fo:country="FR" officeooo:rsid="001324d6"/>
    </style:style>
    <style:style style:name="P3" style:family="paragraph" style:parent-style-name="Standard">
      <style:paragraph-properties fo:text-align="start" style:justify-single-word="false"/>
      <style:text-properties fo:language="fr" fo:country="FR" officeooo:rsid="001324d6" officeooo:paragraph-rsid="001607ac"/>
    </style:style>
    <style:style style:name="P4" style:family="paragraph" style:parent-style-name="Standard">
      <style:paragraph-properties fo:text-align="start" style:justify-single-word="false"/>
      <style:text-properties fo:language="fr" fo:country="FR" officeooo:rsid="0013614a"/>
    </style:style>
    <style:style style:name="P5" style:family="paragraph" style:parent-style-name="Standard">
      <style:paragraph-properties fo:text-align="start" style:justify-single-word="false"/>
      <style:text-properties fo:language="fr" fo:country="FR" officeooo:rsid="00140b81" officeooo:paragraph-rsid="0014fe7a"/>
    </style:style>
    <style:style style:name="T1" style:family="text">
      <style:text-properties officeooo:rsid="0013614a"/>
    </style:style>
    <style:style style:name="T2" style:family="text">
      <style:text-properties officeooo:rsid="00140b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icle de journal: la communication</text:p>
      <text:p text:style-name="P2"><text:tab/></text:p>
      <text:p text:style-name="P2"><text:tab/>De tous temps, la communication a été un facteur clé au développement et la suprématie dans le monde animal, l’espèce humaine inclus. Ainsi, toutes les innovations techniques ayant permis de diminuer le temps entre les interlocuteurs et leur locuteurs a souvent contribu<text:span text:style-name="T1">é à la prédominance de certains groupes d'individus. </text:span></text:p>
      <text:p text:style-name="P4"><text:tab/>Ainsi, l’avènement de l’écriture a permis le développement rapide et expansionniste <text:s/>de certains civilisations au dépend d'autres. En effet, l'invention de la roue conjuguée à la maîtrise de l’environnement grâce à l'agriculture a permis le développement de la civilisation mésopotamienne vis-à-vis des populations locales et régionales. </text:p>
      <text:p text:style-name="P2"><text:tab/><text:span text:style-name="T1">Cette domination c'est traduit souvent par une forme d’influence positive sur les populations dominées, en effet, les échanges culturels permettent l’émergence d'une civilisation mixée et empruntant à différents héritages locaux. Par conséquent, l'échange culturel grâce la tolérance est un facteur permettant l'expansion et la cohésion de cet empire. </text:span></text:p>
      <text:p text:style-name="P3"><text:tab/><text:span text:style-name="T2">Malgré cela, la propagande et l'embrigadement des populations permettent à des dirigeants de rendre plus docile et contrôlable une population. On peut alors observer un contrôle des médias totaux limitant ainsi l’expression des opinions publiques et la pensée ce qui se traduit par le musellement des opposants politiques et de toutes formes de résistance. Tous les regimes totalitaires du XIX ème siècle des régimes fascistes (Italie fasciste, Allemagne nazi) mais aussi communistes totalitaires comme la Chine de Mao ou l'URSS.</text:span></text:p>
      <text:p text:style-name="P3"/>
      <text:p text:style-name="P5"><text:tab/>La communication est alors tant prison de la pensée que l'expression d'une volonté de progrès et de partage d’idées, de techniques et de différences.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11:00:51.533000000</meta:creation-date>
    <dc:date>2015-10-06T11:53:08.705000000</dc:date>
    <meta:editing-duration>PT18M34S</meta:editing-duration>
    <meta:editing-cycles>3</meta:editing-cycles>
    <meta:generator>LibreOffice/5.0.2.2$Windows_x86 LibreOffice_project/37b43f919e4de5eeaca9b9755ed688758a8251fe</meta:generator>
    <meta:document-statistic meta:table-count="0" meta:image-count="0" meta:object-count="0" meta:page-count="1" meta:paragraph-count="7" meta:word-count="252" meta:character-count="1738" meta:non-whitespace-character-count="1477"/>
  </office:meta>
</office:document-meta>
</file>